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cc02"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color="#0000ff"/>
    </style:style>
    <style:style style:name="P5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3"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5" style:family="paragraph" style:parent-style-name="Text_20_body">
      <style:paragraph-properties fo:text-align="justify" style:justify-single-word="false"/>
    </style:style>
    <style:style style:name="P76" style:family="paragraph" style:parent-style-name="Text_20_body">
      <style:text-properties fo:language="ru" fo:country="RU"/>
    </style:style>
    <style:style style:name="P77" style:family="paragraph" style:parent-style-name="Text_20_body">
      <loext:graphic-properties draw:fill="solid" draw:fill-color="#eeeeee" draw:opacity="100%"/>
      <style:paragraph-properties fo:background-color="#eeeeee"/>
      <style:text-properties fo:language="ru" fo:country="RU"/>
    </style:style>
    <style:style style:name="P7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9" style:family="paragraph" style:parent-style-name="Text_20_body">
      <style:text-properties fo:language="en" fo:country="US"/>
    </style:style>
    <style:style style:name="P80" style:family="paragraph" style:parent-style-name="Text_20_body">
      <loext:graphic-properties draw:fill="solid" draw:fill-color="#eeeeee" draw:opacity="100%"/>
      <style:paragraph-properties fo:background-color="#eeeeee"/>
    </style:style>
    <style:style style:name="P81" style:family="paragraph" style:parent-style-name="First_20_line_20_indent">
      <loext:graphic-properties draw:fill="solid" draw:fill-color="#eeeeee" draw:opacity="100%"/>
      <style:paragraph-properties fo:background-color="#eeeeee"/>
      <style:text-properties fo:language="ru" fo:country="RU"/>
    </style:style>
    <style:style style:name="P8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3" style:family="paragraph" style:parent-style-name="Text_20_body">
      <style:paragraph-properties fo:margin-left="0in" fo:margin-right="0in" fo:text-align="justify" style:justify-single-word="false" fo:text-indent="0in" style:auto-text-indent="false"/>
    </style:style>
    <style:style style:name="P84" style:family="paragraph" style:parent-style-name="Text_20_body">
      <style:paragraph-properties fo:margin-left="0in" fo:margin-right="0in" fo:text-align="justify" style:justify-single-word="false" fo:text-indent="0in" style:auto-text-indent="false"/>
      <style:text-properties fo:color="#800000"/>
    </style:style>
    <style:style style:name="P8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paragraph-properties fo:margin-left="0in" fo:margin-right="0in" fo:text-indent="0in" style:auto-text-indent="false"/>
      <style:text-properties fo:language="en" fo:country="US"/>
    </style:style>
    <style:style style:name="P96" style:family="paragraph" style:parent-style-name="Footnote">
      <style:text-properties fo:language="en" fo:country="US"/>
    </style:style>
    <style:style style:name="P97" style:family="paragraph" style:parent-style-name="Footnote">
      <style:text-properties fo:language="ru" fo:country="RU"/>
    </style:style>
    <style:style style:name="P98" style:family="paragraph" style:parent-style-name="Footnote">
      <style:text-properties fo:color="#800000" fo:language="ru" fo:country="RU"/>
    </style:style>
    <style:style style:name="P99" style:family="paragraph" style:parent-style-name="Footnot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7" style:family="paragraph" style:parent-style-name="Text_20_body" style:list-style-name="L1">
      <style:paragraph-properties fo:text-align="justify" style:justify-single-word="false"/>
    </style:style>
    <style:style style:name="P108" style:family="paragraph" style:parent-style-name="Text_20_body" style:list-style-name="L1">
      <style:paragraph-properties fo:text-align="justify" style:justify-single-word="false"/>
      <style:text-properties fo:language="ru" fo:country="RU"/>
    </style:style>
    <style:style style:name="P109" style:family="paragraph" style:parent-style-name="Text_20_body" style:list-style-name="L2">
      <style:paragraph-properties fo:text-align="justify" style:justify-single-word="false"/>
      <style:text-properties fo:language="ru" fo:country="RU"/>
    </style:style>
    <style:style style:name="P110" style:family="paragraph" style:parent-style-name="Text_20_body" style:list-style-name="L3">
      <style:text-properties fo:language="ru" fo:country="RU"/>
    </style:style>
    <style:style style:name="P11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7ef2b"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c79f1"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23a27"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7b79"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40d8d"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6d30f"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fo:language="en" fo:country="US" officeooo:paragraph-rsid="0021b55b"/>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loext:graphic-properties draw:fill="solid" draw:fill-color="#eeeeee" draw:opacity="100%"/>
      <style:paragraph-properties fo:background-color="#eeeeee"/>
      <style:text-properties fo:language="ru" fo:country="RU"/>
    </style:style>
    <style:style style:name="P129" style:family="paragraph" style:parent-style-name="Heading_20_2">
      <loext:graphic-properties draw:fill="solid" draw:fill-color="#eeeeee" draw:opacity="100%"/>
      <style:paragraph-properties fo:background-color="#eeeeee"/>
    </style:style>
    <style:style style:name="P13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d305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officeooo:rsid="0007cc02"/>
    </style:style>
    <style:style style:name="T10" style:family="text">
      <style:text-properties fo:color="#ff3333"/>
    </style:style>
    <style:style style:name="T11" style:family="text">
      <style:text-properties fo:color="#ff3333" fo:language="ru" fo:country="RU"/>
    </style:style>
    <style:style style:name="T12" style:family="text">
      <style:text-properties fo:color="#ff3333" fo:language="ru" fo:country="RU" fo:font-style="normal" style:font-style-asian="normal" style:font-style-complex="normal"/>
    </style:style>
    <style:style style:name="T13" style:family="text">
      <style:text-properties fo:color="#ff3333"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color="#6666ff" fo:language="ru" fo:country="RU"/>
    </style:style>
    <style:style style:name="T16" style:family="text">
      <style:text-properties fo:color="#800000"/>
    </style:style>
    <style:style style:name="T17" style:family="text">
      <style:text-properties fo:color="#800000" fo:language="ru" fo:country="RU"/>
    </style:style>
    <style:style style:name="T18" style:family="text">
      <style:text-properties fo:color="#800000" fo:language="ru" fo:country="RU" fo:font-style="normal" style:font-style-asian="normal" style:font-style-complex="normal"/>
    </style:style>
    <style:style style:name="T19" style:family="text">
      <style:text-properties fo:color="#800000" fo:language="en" fo:country="US"/>
    </style:style>
    <style:style style:name="T20" style:family="text">
      <style:text-properties fo:color="#800000" fo:language="en" fo:country="US" fo:font-style="normal" style:font-style-asian="normal" style:font-style-complex="normal"/>
    </style:style>
    <style:style style:name="T21" style:family="text">
      <style:text-properties fo:color="#800000" fo:font-style="normal" style:font-style-asian="normal" style:font-style-complex="normal"/>
    </style:style>
    <style:style style:name="T22" style:family="text">
      <style:text-properties fo:color="#800000" officeooo:rsid="001a0606"/>
    </style:style>
    <style:style style:name="T23" style:family="text">
      <style:text-properties fo:color="#ff6600"/>
    </style:style>
    <style:style style:name="T24" style:family="text">
      <style:text-properties fo:color="#ff6600" fo:language="ru" fo:country="RU"/>
    </style:style>
    <style:style style:name="T25" style:family="text">
      <style:text-properties fo:font-weight="bold"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italic" style:font-style-asian="italic" style:font-style-complex="italic"/>
    </style:style>
    <style:style style:name="T31" style:family="text">
      <style:text-properties style:use-window-font-color="true" fo:language="en" fo:country="US"/>
    </style:style>
    <style:style style:name="T32" style:family="text">
      <style:text-properties style:use-window-font-color="true" fo:language="en" fo:country="US" fo:font-style="normal" style:font-style-asian="normal" style:font-style-complex="normal"/>
    </style:style>
    <style:style style:name="T33" style:family="text">
      <style:text-properties style:use-window-font-color="true" fo:language="en" fo:country="US" fo:font-style="normal" fo:background-color="transparent" loext:char-shading-value="0"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fo:color="#0066ff"/>
    </style:style>
    <style:style style:name="T43" style:family="text">
      <style:text-properties fo:color="#0066ff" fo:language="en" fo:country="US" fo:font-style="normal" fo:background-color="transparent" loext:char-shading-value="0" style:font-style-asian="normal" style:font-style-complex="normal"/>
    </style:style>
    <style:style style:name="T44" style:family="text">
      <style:text-properties officeooo:rsid="00031088"/>
    </style:style>
    <style:style style:name="T45" style:family="text">
      <style:text-properties officeooo:rsid="0004017c"/>
    </style:style>
    <style:style style:name="T46" style:family="text">
      <style:text-properties officeooo:rsid="0007ef2b"/>
    </style:style>
    <style:style style:name="T47" style:family="text">
      <style:text-properties officeooo:rsid="000969a4"/>
    </style:style>
    <style:style style:name="T48" style:family="text">
      <style:text-properties officeooo:rsid="000ab464"/>
    </style:style>
    <style:style style:name="T49" style:family="text">
      <style:text-properties officeooo:rsid="000c79f1"/>
    </style:style>
    <style:style style:name="T50" style:family="text">
      <style:text-properties officeooo:rsid="00123a27"/>
    </style:style>
    <style:style style:name="T51" style:family="text">
      <style:text-properties officeooo:rsid="0015e4bf"/>
    </style:style>
    <style:style style:name="T52" style:family="text">
      <style:text-properties officeooo:rsid="0016a72d"/>
    </style:style>
    <style:style style:name="T53" style:family="text">
      <style:text-properties officeooo:rsid="0016bc12"/>
    </style:style>
    <style:style style:name="T54" style:family="text">
      <style:text-properties officeooo:rsid="00188535"/>
    </style:style>
    <style:style style:name="T55" style:family="text">
      <style:text-properties officeooo:rsid="001890d0"/>
    </style:style>
    <style:style style:name="T56" style:family="text">
      <style:text-properties officeooo:rsid="0019f875"/>
    </style:style>
    <style:style style:name="T57" style:family="text">
      <style:text-properties officeooo:rsid="001a0606"/>
    </style:style>
    <style:style style:name="T58" style:family="text">
      <style:text-properties officeooo:rsid="001b2a67"/>
    </style:style>
    <style:style style:name="T59" style:family="text">
      <style:text-properties officeooo:rsid="001ec5f8"/>
    </style:style>
    <style:style style:name="T60" style:family="text">
      <style:text-properties officeooo:rsid="0021b55b"/>
    </style:style>
    <style:style style:name="T61" style:family="text">
      <style:text-properties officeooo:rsid="0023ab8f"/>
    </style:style>
    <style:style style:name="T62" style:family="text">
      <style:text-properties officeooo:rsid="0024bcb1"/>
    </style:style>
    <style:style style:name="T63" style:family="text">
      <style:text-properties officeooo:rsid="00265d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63213992966343998" text:style-name="L1">
        <text:list-item>
          <text:p text:style-name="P107">добавить детектив <text:span text:style-name="T1">(реализовано)</text:span>+ магические уроки/трактаты Старсвирла (реализовано)</text:p>
        </text:list-item>
        <text:list-item>
          <text:p text:style-name="P108">Терра несколько раз пытается убить Макса (один раз — в аквапарке). Несколько раз Макса спасает Селестия (даёт приказы Нексусу)</text:p>
        </text:list-item>
        <text:list-item>
          <text:p text:style-name="P108">Книги:</text:p>
        </text:list-item>
      </text:list>
      <text:list xml:id="list8904527322928152445" text:style-name="L2">
        <text:list-item>
          <text:p text:style-name="P109">«Великие грифоны прошлого» - из канона (5<text:span text:style-name="T6">s8e)</text:span></text:p>
        </text:list-item>
        <text:list-item>
          <text:p text:style-name="P109">«Высшие заклинания в повседневном использовании: от песчинки до дворца»</text:p>
        </text:list-item>
        <text:list-item>
          <text:p text:style-name="P109">«Малоизвестные аспекты магии трансформаций»</text:p>
        </text:list-item>
        <text:list-item>
          <text:p text:style-name="P10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9">Дасти Вейфарер «Зебрианская культура, быт и фольклор»</text:p>
        </text:list-item>
        <text:list-item>
          <text:p text:style-name="P109">«Краткая история Эквестрии»</text:p>
        </text:list-item>
        <text:list-item>
          <text:p text:style-name="P109">«Шедевры архитектуры Эквестрии» с разделом о Кантерлотском Королевском Дворце</text:p>
        </text:list-item>
        <text:list-item>
          <text:p text:style-name="P109">«Великие дела и великие чары». Страница 893: …</text:p>
        </text:list-item>
        <text:list-item>
          <text:p text:style-name="P109">«Природа Проклятий» - обмен</text:p>
        </text:list-item>
        <text:list-item>
          <text:p text:style-name="P109">«Магия для Чайников» - обмен</text:p>
        </text:list-item>
        <text:list-item>
          <text:p text:style-name="P109">«Энциклопедия Арканум» - обмен</text:p>
        </text:list-item>
        <text:list-item>
          <text:p text:style-name="P109">«О Гейсах» - обмен</text:p>
        </text:list-item>
        <text:list-item>
          <text:p text:style-name="P109">«Тайны Тайных Наук» - обмен</text:p>
        </text:list-item>
        <text:list-item>
          <text:p text:style-name="P109">«Основы Заклятий» - обмен</text:p>
        </text:list-item>
        <text:list-item>
          <text:p text:style-name="P109"><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928298730918629726" text:style-name="L3">
        <text:list-item>
          <text:p text:style-name="P11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0">Селестия — переменчивая пони. В одно время не строгая, а в другое может быть такой, что страшно становится</text:p>
        </text:list-item>
        <text:list-item>
          <text:p text:style-name="P11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0">Около 820-ти лет назад будущий маг Лайтнинг Стар поступил на обучение к наставнику Тииспоту</text:p>
        </text:list-item>
        <text:list-item>
          <text:p text:style-name="P11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0">У Селестии грива и хвост развеваются и переливаются от магического шампуня</text:p>
        </text:list-item>
        <text:list-item>
          <text:p text:style-name="P110">Тело Селестии очень крепкое — может выдержать несколько тонн земли</text:p>
        </text:list-item>
        <text:list-item>
          <text:p text:style-name="P110">Дискорд намного старше принцесс, его магия сильнее ихней на голову</text:p>
        </text:list-item>
        <text:list-item>
          <text:p text:style-name="P110">Луна младше Селестии на 3 года. Сёстрам около 5000 лет. По другим данным, Селестии около 2500 лет.</text:p>
        </text:list-item>
        <text:list-item>
          <text:p text:style-name="P110">Принцессы начали войну с Дискордом в возрасте, когда им было около 700 лет — и продолжалась война почти сто лет</text:p>
        </text:list-item>
        <text:list-item>
          <text:p text:style-name="P110">Самый главный враг сестёр и Дискорда — скука</text:p>
        </text:list-item>
        <text:list-item>
          <text:p text:style-name="P110">В Эквестрии на одного жеребца приходится четыре - пять кобыл</text:p>
        </text:list-item>
        <text:list-item>
          <text:p text:style-name="P11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0">Селестия в первые полторы тысячи лет путешествовала — и заварила несколько войн (две — с Эквестрией, в одной была против Луны)</text:p>
        </text:list-item>
        <text:list-item>
          <text:p text:style-name="P110">Настоящий цвет гривы Селестии — клубнично-розовая. Радужный цвет гривы и хвоста поддерживается магией</text:p>
        </text:list-item>
        <text:list-item>
          <text:p text:style-name="P110">Кроме Дискорда, старше сестёр ещё старейшина драконов</text:p>
        </text:list-item>
        <text:list-item>
          <text:p text:style-name="P110">Кэйденс не прожила и 60-ти лет и является низкорожденной</text:p>
        </text:list-item>
        <text:list-item>
          <text:p text:style-name="P11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0">Народ тихо фигел от нововведений и с ещё большим ожесточением продолжал делать по-своему</text:p>
        </text:list-item>
        <text:list-item>
          <text:p text:style-name="P11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0">Когда пони женятся, они обмениваются ножными браслетами</text:p>
        </text:list-item>
        <text:list-item>
          <text:p text:style-name="P110">Светилами, кроме сестёр, могут управлять единороги (группы), Дискорд, Твайлайт и Старсвирл</text:p>
        </text:list-item>
        <text:list-item>
          <text:p text:style-name="P110">Королева Кризалис — правительница Зелёной Долины</text:p>
        </text:list-item>
        <text:list-item>
          <text:p text:style-name="P110">Мать Луны и Селестии — аликорн Лорен. Мать Дискорда — Алиса (пони-человек)</text:p>
        </text:list-item>
        <text:list-item>
          <text:p text:style-name="P11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5">Искусственный интеллект. Создан Владом и Максом. Разработан для управления корпорациями.</text:p>
      <text:h text:style-name="Heading_20_3" text:outline-level="3">Норф</text:h>
      <text:p text:style-name="P7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3">Единорог. Холост, молод, мечтателен. Живёт в Кантерлоте. В свободное время рисует облака.</text:p>
      <text:h text:style-name="Heading_20_3" text:outline-level="3">Алекс</text:h>
      <text:p text:style-name="P83">Менеджер проектов, над одним из которых (Нексус) работает Макс.</text:p>
      <text:h text:style-name="Heading_20_3" text:outline-level="3">Ростик</text:h>
      <text:p text:style-name="P83">Лидер команды тестировщиков</text:p>
      <text:h text:style-name="Heading_20_3" text:outline-level="3">Стас</text:h>
      <text:p text:style-name="P83">Программист-новичок в команде Макса.</text:p>
      <text:h text:style-name="Heading_20_3" text:outline-level="3"><text:soft-page-break/>Рома</text:h>
      <text:p text:style-name="P83">Программист в команде UI-программистов</text:p>
      <text:h text:style-name="Heading_20_3" text:outline-level="3">Анджела</text:h>
      <text:p text:style-name="P83">Сисадмин. Флиртует с Максом.</text:p>
      <text:p text:style-name="P83"/>
      <text:h text:style-name="Heading_20_2" text:outline-level="2">Положения</text:h>
      <text:p text:style-name="P8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6" text:outline-level="2">1. Терра</text:h>
      <text:p text:style-name="P26">музыка - кондовая электронная, холодная и отчаянная (Electronics “Disappointed”)</text:p>
      <text:p text:style-name="P8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6">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9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6">RnD-</text:span><text:span text:style-name="T1">зоны</text:span><text:span text:style-name="T1"><text:note text:id="ftn3" text:note-class="footnote"><text:note-citation>3</text:note-citation><text:note-body><text:p text:style-name="P9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2"><text:span text:style-name="T6">&gt;\</text:span>Привет, Нексус. Это Макс.</text:p>
      <text:p text:style-name="P52"><text:span text:style-name="T6">&lt;\</text:span>Привет Макс. <text:span text:style-name="T1">Рад тебя видеть. Где ты отсутствовал три дня?</text:span></text:p>
      <text:p text:style-name="P52"><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2"><text:span text:style-name="T6">&gt;\</text:span>Как называется наш проект?</text:p>
      <text:p text:style-name="P52"><text:span text:style-name="T6">&lt;\</text:span>Дайсон.</text:p>
      <text:p text:style-name="P52"><text:span text:style-name="T6">&gt;\</text:span>Сколько тебе лет?</text:p>
      <text:p text:style-name="P52"><text:soft-page-break/><text:span text:style-name="T6">&lt;\</text:span>Два года с начала запуска кластера.</text:p>
      <text:p text:style-name="P52"><text:span text:style-name="T6">&gt;\</text:span>Какой сейчас год?</text:p>
      <text:p text:style-name="P52"><text:span text:style-name="T6">&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2"><text:span text:style-name="T6">&gt;\</text:span>Нексус, отключи память <text:span text:style-name="T1">заданий</text:span> за последнюю неделю.</text:p>
      <text:p text:style-name="P52"><text:span text:style-name="T6">&lt;\</text:span>Выполнено.</text:p>
      <text:p text:style-name="P52"><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2"><text:span text:style-name="T6">&lt;\</text:span><text:span text:style-name="T1">Тебя понял. Читаю задачу...</text:span></text:p>
      <text:p text:style-name="P5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3">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3">Ограничени<text:span text:style-name="T1">е 2: решение должно находиться в правовых рамках уголовного и административного кодекса.</text:span></text:p>
      <text:p text:style-name="P53">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3"><text:span text:style-name="T6">&lt;\</text:span><text:span text:style-name="T1">Выполняю задачу</text:span>...</text:p>
      <text:p text:style-name="P53"><text:span text:style-name="T6">&lt;\</text:span>...</text:p>
      <text:p text:style-name="P53"><text:span text:style-name="T6">&lt;\</text:span>Решение:</text:p>
      <text:p text:style-name="P53"><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3"><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2"><text:span text:style-name="T6">&gt;</text:span>\Нексус, почему ты используешь жёсткие настройки <text:span text:style-name="T1">для решения задачи</text:span>?</text:p>
      <text:p text:style-name="P52"><text:span text:style-name="T6">&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2"><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25">incompartible interface Analytics v.0.93 beta</text:span>”</text:p>
      <text:p text:style-name="P36">Ага, уже теплее.</text:p>
      <text:p text:style-name="P36"/>
      <text:p text:style-name="P52"><text:span text:style-name="T6">&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6">–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6">.</text:span></text:p>
      <text:p text:style-name="P59">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6">***</text:p>
      <text:p text:style-name="P8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6">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7">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text:span text:style-name="T52">3</text:span>4-хэтажного корпуса <text:span text:style-name="T16">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2"><text:span text:style-name="T1">Блядь</text:span>, что за мысли пошли!</text:p>
      <text:p text:style-name="P1">Я вспомнил Влада, <text:span text:style-name="T6">&lt;</text:span><text:span text:style-name="T17">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96">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4">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52">Тридцать</text:span>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5">Музыка быстрая, тревожная, надорваная и печальная (Pet Shop Boys “So Hard” ?)</text:p>
      <text:p text:style-name="P28"/>
      <text:p text:style-name="P8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валиума таких глюков у меня ни разу не было</text:span><text:span text:style-name="T3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text:span text:style-name="T53">бол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7">Описание получше. Подземелье</text:span><text:span text:style-name="T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31">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7">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text:span text:style-name="T54">е</text:span>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text:span text:style-name="T55">ли</text:span>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text:span text:style-name="T56">что </text:span>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6">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7">Спи, сестра моя родная,<text:line-break/>Спи. Усни.<text:line-break/>Крыльями тебя укрою,<text:line-break/>Спи. Усни.</text:p><text:p text:style-name="P97"><text:tab/>В чаще тёмной волки воют,<text:line-break/>Спи. Усни.</text:p><text:p text:style-name="P97"><text:tab/>В мрачном замке духи ноют,<text:line-break/>Спи. Усни.</text:p><text:p text:style-name="P97"><text:tab/>Сказки вечность нам читает,<text:line-break/>Спи. Усни.<text:line-break/>День осенний угасает,<text:line-break/>Спи. Усни.<text:line-break/>Помни только в сне глубоком,</text:p><text:p text:style-name="P9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7">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6">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26">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6">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6">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6549427034314552841" text:style-name="L4">
        <text:list-item>
          <text:p text:style-name="P11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5"><text:s/>Сколько страниц сегодня нахреначили?</text:p><text:p text:style-name="P96">– <text:span text:style-name="T1">Восемь, о учитель!</text:span></text:p><text:p text:style-name="P96">–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4">Дискорд исчез. Последний раз драконикуса видели, когда он на своей маленькой и юркой колеснице удалялся в сторону Жеребячьих<text:span text:style-name="T16"> </text:span>гор.</text:p>
      <text:p text:style-name="P5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4">Я потянулся. Хватит на сегодня чтения. Настало время ежедневной прогулки по городу. Тем более, что у меня есть деньги.</text:p>
      <text:p text:style-name="P5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4">Так что даже на ремонт одежды и покупку необходимых в повседневной жизни мелочей у меня финансов не было. До недавнего времени. </text:p>
      <text:p text:style-name="P5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4"><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4"><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6">парящие платформы.</text:span> Но дворцовым бюрократам необязательно ж знать, КАК я их уничтожаю, хе-хе! Некоторые из <text:span text:style-name="T26">платформ </text:span>уничтожаются путём <text:span text:style-name="T1">усиленного</text:span> износа, будучи частью экспериментальных колесниц! “Лорен” я сделал на базе <text:span text:style-name="T26">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6">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text:soft-page-break/>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3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6">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6"/>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text:soft-page-break/>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7">–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5">Селестия нахмурилась и приняла грозный вид.</text:p>
      <text:p text:style-name="P45"><text:span text:style-name="T6">– </text:span>Не забывай, человек, я — могущественный маг и правитель Эквестрии. Ко мне нужно относиться с должным уважением!</text:p>
      <text:p text:style-name="P45"><text:span text:style-name="T6">– </text:span>А то что? Превратишь в жабу? Сошлёшь на Луну? Убьёшь нахер?</text:p>
      <text:p text:style-name="P45">Аликорница сникла. Уши её опустились.</text:p>
      <text:p text:style-name="P45"><text:span text:style-name="T6">– </text:span>Макс, не надо... Ты же знаешь, я этого не сделаю.</text:p>
      <text:p text:style-name="P45"><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5"><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5"><text:span text:style-name="T6">Аликорница уселась н</text:span>а пол <text:span text:style-name="T6">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5"><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5"><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6">– </text:span>Вот, читай отсюда. <text:span text:style-name="T6">– а</text:span>ликорница подчеркнула абзац копытом.</text:p>
      <text:p text:style-name="P45"/>
      <text:p text:style-name="P48"><text:soft-page-break/>***</text:p>
      <text:p text:style-name="P48"/>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6">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0">–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27" text:outline-level="2"><text:span text:style-name="T6">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text:soft-page-break/>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text:soft-page-break/>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8">***</text:p>
      <text:p text:style-name="P45">&lt;<text:span text:style-name="T39">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span text:style-name="T57">&lt;</text:span><text:span text:style-name="T22">расписать сложности общения и мороку с этикетом</text:span><text:span text:style-name="T57">&gt;</text:span></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text:span text:style-name="T58">череду </text:span>тех — прежних. Тебе кажется, что ты их преда<text:span text:style-name="T58">ё</text:span>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26" text:outline-level="2">6. Стыд</text:h>
      <text:p text:style-name="P45"/>
      <text:p text:style-name="P49">~~~ Завтра на семь в библиотеке ~~~</text:p>
      <text:p text:style-name="P49"/>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8">***</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text:soft-page-break/>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text:soft-page-break/>–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40">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6">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8"><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6">—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8">***</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6">—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6">40-6</text:span></text:h>
      <text:p text:style-name="P57">Mark Knopfler — Hill Farmers Blues — или на следующую главу (прощание)</text:p>
      <text:p text:style-name="P45"/>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6">Истончения </text:span>(быть может, к счастью). Всё, что я могу <text:span text:style-name="T6">— оставить тебе напутствие.</text:span></text:p>
      <text:p text:style-name="P49"><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6">— </text:span>и ты увидишь, как мир <text:soft-page-break/>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9">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5">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32">— вся архитектура явно </text:span><text:span text:style-name="T28">была </text:span><text:span text:style-name="T32">заточена под крылатых. Таких, для которых приземлиться на балкон в тронном зале или уйти через портик на крыше</text:span><text:span text:style-name="T41"> </text:span><text:span text:style-name="T32">—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2"> </text:span><text:span text:style-name="T28">Его центр занимал высокий </text:span><text:span text:style-name="T32">кругл</text:span><text:span text:style-name="T28">ый</text:span><text:span text:style-name="T32"> </text:span><text:span text:style-name="T28">футон</text:span><text:span text:style-name="T32"> </text:span><text:span text:style-name="T28">с</text:span><text:span text:style-name="T32"> велик</text:span><text:span text:style-name="T28">им</text:span><text:span text:style-name="T32"> множество</text:span><text:span text:style-name="T28">м</text:span><text:span text:style-name="T32"> подушек. Среди них я с удивлением заметил плюшевую единорожку фиолетового цвета. За полускрытым гардинами проёмом виднелся </text:span><text:soft-page-break/><text:span text:style-name="T32">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6">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5">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text:span><text:span text:style-name="T5">и бюрократия</text:span><text:span text:style-name="T1">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text:span><text:span text:style-name="T9">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text:span text:style-name="T59">сердечный приступ у моего церемонимейстера и сплетни</text:span>,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9">Мне печалиться не стоит</text:p><text:p text:style-name="P99">Жизнь прекрасна и ярка</text:p><text:p text:style-name="P99">Телом молода, душою —</text:p><text:p text:style-name="P99">Как дракон морской мудра</text:p><text:p text:style-name="P99"/><text:p text:style-name="P99">Я видала взлёт империй,</text:p><text:p text:style-name="P99">Я жила среди легенд,</text:p><text:p text:style-name="P99">Древней магии мистерий</text:p><text:p text:style-name="P99">Я прилежнейший студент</text:p><text:p text:style-name="P99"/><text:p text:style-name="P99">Обожаема народом,</text:p><text:p text:style-name="P99">Уважаема врагом,</text:p><text:p text:style-name="P99">Но друзей моих немного,</text:p><text:p text:style-name="P99">Но жжёт душу холодом</text:p><text:p text:style-name="P99"/><text:p text:style-name="P99">Одинока и печальна,</text:p><text:p text:style-name="P99">Недоступна и строга,</text:p><text:p text:style-name="P99">Потеряла изначальный</text:p><text:p text:style-name="P99">Смысл жизни навсегда</text:p><text:p text:style-name="P99"/><text:p text:style-name="P99">Жизнь моя теперь публична,</text:p><text:p text:style-name="P99">Жизнь моя теперь для всех,</text:p><text:p text:style-name="P99">В этом — горе, в этом — счастье,</text:p><text:p text:style-name="P9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text:soft-page-break/>–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6">–</text:span> А водку у вас принято пить?</text:p>
      <text:p text:style-name="P38"><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5"><text:soft-page-break/><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6">– Это ты называешь “дружбой”? – с </text:span>улыбкой хмыкнул<text:span text:style-name="T6"> я. – </text:span>Мне нравится твоё чувство юмора.</text:p>
      <text:p text:style-name="P45">Аликорница нахмурилась.</text:p>
      <text:p text:style-name="P45"><text:span text:style-name="T6">–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5">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text:soft-page-break/>–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0">–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8">***</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2">– </text:span><text:span text:style-name="T28">Говорят, в </text:span><text:span text:style-name="T12">Додж </text:span><text:span text:style-name="T13">Джанкшн</text:span><text:span text:style-name="T28">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2">– </text:span><text:span text:style-name="T34">А из Пинто Крика уже месяц нет новостей...</text:span></text:p>
      <text:p text:style-name="P5"><text:span text:style-name="T32">– </text:span><text:span text:style-name="T3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19"><text:span text:style-name="T34">– </text:span>“<text:span text:style-name="T1">Что я могу сделать, чтобы вернуть всё назад?</text:span>”</text:p>
      <text:p text:style-name="P13"><text:soft-page-break/><text:span text:style-name="T34">– </text:span><text:span text:style-name="T28">Так и сказала?</text:span></text:p>
      <text:p text:style-name="P1"><text:span text:style-name="T32">–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4">– </text:span><text:span text:style-name="T28">Что бы это значило, Флер?</text:span></text:p>
      <text:p text:style-name="P13"><text:span text:style-name="T34">– </text:span><text:span text:style-name="T28">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1">–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1">– Куда проваливаться?</text:p>
      <text:p text:style-name="P51">– Они не знают. В тех провалах не видно дна...</text:p>
      <text:p text:style-name="P51">…</text:p>
      <text:p text:style-name="P5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1">– Леди и джентлькольты! Приём окончен! Её Высочество Принцесса Селестия будет рада видеть <text:s/>вас в следующую среду!</text:p>
      <text:p text:style-name="P5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1">—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1">—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text:span text:style-name="T60">еду</text:span>. Сколько мы с Луной приложили сил, чтобы <text:soft-page-break/>выправить ситуацию!</text:p>
      <text:p text:style-name="P1"><text:span text:style-name="T6">–</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text:span text:style-name="T60">и мириться</text:span>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 <text:span text:style-name="T61">Нашей бюрократии хоть и далеко до грифоньей, но мороки она при желании тоже может доставить немало.</text:span></text:p>
      <text:p text:style-name="P40">– А в мешочке что?</text:p>
      <text:p text:style-name="P40">– Немного денег. <text:span text:style-name="T16">Пусть ты и зол на меня, </text:span>я отвечаю за тебя, пока ты живёшь в Эквестрии. Не отказывайся, прошу тебя,</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8"><text:span text:style-name="T7">&lt;</text:span><text:span text:style-name="T20">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3">&lt;</text:span><text:span text:style-name="T43">Mark Knopfler - </text:span><text:span text:style-name="T42">Hill Farmer's Blues</text:span><text:span text:style-name="T33">&gt;</text:span></text:p>
      <text:p text:style-name="P42">***</text:p>
      <text:p text:style-name="P40"/>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text:soft-page-break/>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9">–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9">Так возникли аликорны.</text:p>
      <text:p text:style-name="P49">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9">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 Конечно, мой хороший...</text:p>
      <text:p text:style-name="P49"/>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text:soft-page-break/>истории, культуре и инфраструктуре, мэр предложила мне на выбор три пустующих дома в разных частях городка.</text:p>
      <text:p text:style-name="P40">–<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6">меткоискатели потом устроят во дворе за домом Макса эксперимент по </text:span><text:s/><text:span text:style-name="T16">полёту на реактивном воздушном змее с антиоблачной пушкой — хотят быть погодными пони</text:span>&gt;. А вот...</text:p>
      <text:p text:style-name="P1"><text:span text:style-name="T32">–</text:span><text:span text:style-name="T28">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text:soft-page-break/>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блаженной улыбкой, ощущая, как ароматный нектар тает на языке. Потом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text:soft-page-break/>– Тебе, <text:span text:style-name="T50">сахарок,</text:span>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text:span text:style-name="T50">уда надо</text:span>.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0">– Знакомься, Рэрити, это Макс! Странник из дал<text:span text:style-name="T50">ё</text:span>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text:span text:style-name="T46">библиотеке</text:span>. Проведёшь?</text:p>
      <text:p text:style-name="P40">– Эпплджек! Сколько можно повторять: <text:span text:style-name="T50">дизайнер</text:span>,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113">– Не обращайте внимания, Макс. <text:span text:style-name="T46">И</text:span>менно потому, что мы — друзья, <text:span text:style-name="T46">м</text:span>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11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text:p>
      <text:p text:style-name="P115"><text:soft-page-break/>– <text:span text:style-name="T50">Не сомневаюсь. Мы в конце-концов неплохо поладили и она даже сделала мне скидку на вольт-яблочном джеме.</text:span></text:p>
      <text:p text:style-name="P115">– <text:span text:style-name="T50">А почём продала, если не секрет?</text:span></text:p>
      <text:p text:style-name="P115">– <text:span text:style-name="T50">За шестьдесят бит.</text:span></text:p>
      <text:p text:style-name="P116">– <text:span text:style-name="T50">Оу, ты действительно ей понравился! Раньше Эй-Джей без долгого торга не отдавала его меньше, чем за сотню. И то, приличная очередь желающих была — расходится он моментально. Скорее всего, она отдала тебе свой собственный, так как на вольт-яблоки уже давно не сезон.</text:span></text:p>
      <text:p text:style-name="P117">– А теперь, будь так добр, расскажи мне последние вести из высшего света Кантерлота. <text:span text:style-name="T46">Я хочу знать всё</text:span>: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0">– Я только выгляжу блондинкой и только <text:span text:style-name="T46">тогда, </text:span>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text:span text:style-name="T47">крохотную</text:span>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text:span text:style-name="T47">л</text:span>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text:span text:style-name="T47">стала </text:span>плохо сп<text:span text:style-name="T47">а</text:span>т<text:span text:style-name="T47">ь</text:span>. В последний раз, когда я её видел, её синякам под глазами мог бы позавидовать любой алкоголик. И глаза налились кровью, как у маньяка.</text:p>
      <text:p text:style-name="P40">– <text:s/>Оу, как интересно!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text:span text:style-name="T48">Голубая пегаска с радужной копной гривы </text:span>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118"><text:span text:style-name="T44">Даже не так. </text:span></text:p>
      <text:p text:style-name="P118"><text:span text:style-name="T44">Мы остановились перед ДЕРЕВОМ! </text:span></text:p>
      <text:p text:style-name="P118"><text:span text:style-name="T44">Харизма этого многотысячелетнего реликта зашкаливала. </text:span>Судя по листьям характерной формы и лежащим под ногами жёлудям, это был дуб. Хотя толщиной ствола он дал бы фору большинству баобабов. <text:span text:style-name="T44">Относительно небольшая высота дуба с лихвой компенсировалась широкой и плотной </text:span><text:soft-page-break/><text:span text:style-name="T44">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text:span text:style-name="T51">кряжистых </text:span>веток угрожающе жужжа свисал пчелиный улей. У дуба была врыта в землю табличка с изображением <text:span text:style-name="T45">раскрытой </text:span>книги. В низу таблички корявыми буквами было нацарапано: “СПК + РРТ = ЛЮ...”</text:p>
      <text:p text:style-name="P114">– <text:span text:style-name="T63">М</text:span>ы пришли. <text:span text:style-name="T49">Этот дуб — одна из главных достопримечательностей Понивилля. Есть легенда, что его посадила сама принцесса пять тысяч лет назад. В разное время он служил продуктовым складом, больницей и магазином. Сейчас в нём библиотека и дом для нашей умницы, Твайлайт Спаркл. </text:span>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p text:style-name="P41">***</text:p>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text:p>
      <text:p text:style-name="P40">– Эммм. Добрый <text:span text:style-name="T63">вечер</text:span>, человек Макс.</text:p>
      <text:p text:style-name="P40">Йопт!</text:p>
      <text:p text:style-name="P40">– Извиняюсь за нескромность, а откуда тебе про меня известно?</text:p>
      <text:p text:style-name="P40">–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32">– подумал я об аликорнице с теплотой.</text:span></text:p>
      <text:p text:style-name="Text_20_body"/>
      <text:p text:style-name="P13"><text:span text:style-name="T34">&lt;</text:span><text:span text:style-name="T21">Макс помогает починить Эпплджек повозку.</text:span><text:span text:style-name="T34">&gt;</text:span></text:p>
      <text:p text:style-name="Text_20_body"/>
      <text:p text:style-name="Text_20_body">&lt;Ты что! Нельзя любить фаэри! Она похитит твоё сердце и ты будешь искать её до смерти — Пинки&gt;</text:p>
      <text:p text:style-name="P79">&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text:soft-page-break/>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3">заклинание равновесия, в описании к которому есть ссылка на заклинание роста </text:span><text:span text:style-name="T24">(вставить шутку в стиле Влада)</text:span><text:span text:style-name="T2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7">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6">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7">и всего-то</text:span><text:span text:style-name="T1">?</text:span><text:span text:style-name="T6">&gt;</text:span>. Но вернёмся к заклинанию. Во второй раз вы вызвали его <text:soft-page-break/>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text:soft-page-break/>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6">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text:soft-page-break/></text:p>
      <text:h text:style-name="P130"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7">самолёт в эквестрию проваливается во время </text:span><text:span text:style-name="T18">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4">&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6">&lt;<text:span text:style-name="T16">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0">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6">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text:span><text:soft-page-break/><text:span text:style-name="T16">характером не слабее.</text:span><text:span text:style-name="T6">&gt;</text:span></text:p>
      <text:p text:style-name="P14"/>
      <text:h text:style-name="P12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6">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text:soft-page-break/>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5">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7">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6">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text:soft-page-break/>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6">???</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text:soft-page-break/>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29" text:outline-level="2">Рейд пони-рэйнджеров-2 (<text:span text:style-name="T16">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6">гидрорысью</text:span><text:span text:style-name="T6">&gt;</text:span> и нападением <text:span text:style-name="T6">&lt;</text:span><text:span text:style-name="T16">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6">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text:soft-page-break/>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text:soft-page-break/>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6">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6">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text:soft-page-break/>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4"/>
      <text:p text:style-name="P46">Она вытянула шею и начала по очереди сгибать-разгибать ноги, разминая суставы.</text:p>
      <text:p text:style-name="P46"><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9" text:outline-level="2">В библиотеке замка Селестии</text:h>
      <text:p text:style-name="P80"/>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text:soft-page-break/>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6">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6">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6">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9" text:outline-level="2">Понивилль</text:h>
      <text:p text:style-name="P2"/>
      <text:h text:style-name="P12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oft-page-break/><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text:soft-page-break/>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9" text:outline-level="2">Первый сеанс двойного сна. Рэрити</text:h>
      <text:p text:style-name="P2"/>
      <text:p text:style-name="P2"><text:span text:style-name="T6">&lt;</text:span><text:span text:style-name="T16">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6">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9" text:outline-level="2">Сон Макса</text:h>
      <text:p text:style-name="P80"/>
      <text:p text:style-name="P2"><text:span text:style-name="T6">&lt;</text:span><text:span text:style-name="T16">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6">Эгрегор Эквестрии </text:span><text:span text:style-name="T19">—</text:span><text:span text:style-name="T16"> Селестия </text:span><text:span text:style-name="T19">—</text:span><text:span text:style-name="T16">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text:soft-page-break/>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text:soft-page-break/>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6">Рэйнбоу объясняет Максу, почему Пинки расплатилась за него </text:span><text:span text:style-name="T17">—</text:span><text:span text:style-name="T16"> и вспоминает, что когда-то уже объясняла нечто подобное (Леро)</text:span></text:p>
      <text:p text:style-name="P2"><text:span text:style-name="T16">У Твайлайт после видения гибели Кимеринна появились морщинки возле глаз</text:span><text:span text:style-name="T6">&gt;</text:span></text:p>
      <text:p text:style-name="P2"/>
      <text:h text:style-name="P12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6">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6">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oft-page-break/><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6">Дэш расплачивается за Макса в кафе. Когда тот спрашивает, почему она и Пинки платят за него, Дэш, вместо ответа, говорит:</text:span></text:p>
      <text:p text:style-name="P2"><text:span text:style-name="T19">–</text:span><text:span text:style-name="T16"> Пинки? </text:span><text:span text:style-name="T19">–</text:span><text:span text:style-name="T16"> Дэш сморщила нос. </text:span><text:span text:style-name="T19">–</text:span><text:span text:style-name="T16"> Я скажу ей, чтоб больше не </text:span><text:span text:style-name="T19">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text:soft-page-break/>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6">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text:soft-page-break/>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6">Аликорны </text:span><text:span text:style-name="T19">—</text:span><text:span text:style-name="T16"> элементали. Они воплощают в себе какую-либо сторону чаяний и настроений сообщества пони. Анакорн </text:span><text:span text:style-name="T19">—</text:span><text:span text:style-name="T16">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9">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text:soft-page-break/>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oft-page-break/><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oft-page-break/><text:span text:style-name="T6">–</text:span> Мы опаздываем! Рэрити назначила на восемь часов вечера у Твайлайт!</text:p>
      <text:p text:style-name="P2"><text:span text:style-name="T6">&lt;</text:span><text:span text:style-name="T16">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2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6">Вкратце суть сна Рэрити.</text:span></text:p>
      <text:p text:style-name="P2"><text:span text:style-name="T16">Она проснулась в мире Терры веб-дизайнером. И мир Эквестрии ей только снился </text:span><text:span text:style-name="T19">—</text:span><text:span text:style-name="T16"> и быстро начал забываться. Т.е. мир Эквестрии - всего лишь сон терранского парня (девушки?)</text:span></text:p>
      <text:p text:style-name="P2"><text:span text:style-name="T16">к экрану - очередь из пони (пони пропадают из Эквестрии). В очереди близко к экрану </text:span><text:span text:style-name="T19">—</text:span><text:span text:style-name="T16"> Селестия. Рэрити </text:span><text:span text:style-name="T19">—</text:span><text:span text:style-name="T16"> без очереди (у неё </text:span><text:span text:style-name="T19">—</text:span><text:span text:style-name="T16"> билет-пропуск от Индрэ).</text:span></text:p>
      <text:p text:style-name="P2"><text:span text:style-name="T16">Рэрити проснулась парнем, т.к. в Эквестрии </text:span><text:span text:style-name="T19">—</text:span><text:span text:style-name="T16"> матриархат, роль терранских мужчин там несут кобылы.</text:span></text:p>
      <text:p text:style-name="P2"><text:span text:style-name="T16">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text:soft-page-break/>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6">Влад рассказывает Максу о своём сне </text:span><text:span text:style-name="T19">—</text:span><text:span text:style-name="T16">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6">согласовать с тем, что говорил Анакорн о Р/Д</text:span><text:span text:style-name="T6">&gt;</text:span>). </text:p>
      <text:p text:style-name="P2">Об этом Эгрегоре пишется в книге <text:span text:style-name="T6">&lt;</text:span><text:span text:style-name="T16">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6">обоснование сна для Р/Д. РД видит несколько вариантов историй с Mane6 </text:span><text:span text:style-name="T19">—</text:span><text:span text:style-name="T16"> и с собой + Леро </text:span><text:span text:style-name="T19">—</text:span><text:span text:style-name="T16"> намёк на несовместимые фанфики</text:span></text:p>
      <text:p text:style-name="P2"><text:span text:style-name="T16">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oft-page-break/><text:span text:style-name="T6">–</text:span> Её Высочество, принцесса Селестия...</text:p>
      <text:p text:style-name="P2"/>
      <text:p text:style-name="P2"><text:span text:style-name="T6">&lt;</text:span><text:span text:style-name="T16">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6">Кто следующий готов рассказывать?</text:span></text:p>
      <text:p text:style-name="P31">Пинки дёрнулась на месте, но промолчала.</text:p>
      <text:p text:style-name="P2"><text:span text:style-name="T19">–</text:span><text:span text:style-name="T16"> Я расскажу, - шагнула вперёд радужная пегаска. </text:span><text:span text:style-name="T19">–</text:span><text:span text:style-name="T16"> Хотя вряд ли ты узнаешь что-то полезное. Там галиматья какая-то…</text:span><text:span text:style-name="T6">&gt;</text:span></text:p>
      <text:p text:style-name="P2"/>
      <text:p text:style-name="P2"><text:span text:style-name="T6">&lt;</text:span><text:span text:style-name="T16">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6">В мире Терры они ищут Селестию. В конце-концов Макс находит её в кибермозге </text:span><text:span text:style-name="T19">—</text:span><text:span text:style-name="T16">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6">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text:soft-page-break/>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7">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3">“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2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text:soft-page-break/>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6">Концепция абсолютного зла. Вычеркнуть кого-то из бытия.</text:span></text:p>
      <text:p text:style-name="P2"><text:span text:style-name="T16">Пока идёт борьба за вычёркивание </text:span><text:span text:style-name="T17">—</text:span><text:span text:style-name="T16"> это вычёркивание является злом. Но когда вычёркивание произошло, зло исчезает </text:span><text:span text:style-name="T17">—</text:span><text:span text:style-name="T16"> т.к. вычеркнутого никогда не было, о нём никто не знает. Никто </text:span><text:span text:style-name="T17">—</text:span><text:span text:style-name="T16"> даже вычёркивающий</text:span><text:span text:style-name="T6">&gt;</text:span></text:p>
      <text:p text:style-name="P2"/>
      <text:h text:style-name="P12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7">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soft-page-break/>***</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6">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oft-page-break/><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6">добавить сочувствия</text:span><text:span text:style-name="T6">&gt;</text:span>.</text:p>
      <text:p text:style-name="P2"/>
      <text:p text:style-name="P2"><text:span text:style-name="T6">&lt;</text:span><text:span text:style-name="T16">После этого случая Тавйлайт решает прекратить сеансы двойного сна. Сеанса с ЭйДжей и Флатти не будет</text:span><text:span text:style-name="T6">&gt;</text:span></text:p>
      <text:p text:style-name="P2"/>
      <text:h text:style-name="P12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7">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7">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text:soft-page-break/>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9" text:outline-level="2">Поиск решения</text:h>
      <text:p text:style-name="P80"/>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text:soft-page-break/>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6">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6">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6">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6"> Луна создаёт обратный коридор в срок.</text:span><text:span text:style-name="T6">&gt;</text:span></text:p>
      <text:p text:style-name="P2"/>
      <text:h text:style-name="P12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6">—</text:span> виднелось под листвой плюща.</text:p>
      <text:p text:style-name="P2">“Откуда здесь взялся рухнувший Боинг?” <text:span text:style-name="T6">&lt;</text:span><text:span text:style-name="T17">Дуглас </text:span><text:span text:style-name="T19">—</text:span><text:span text:style-name="T17"> </text:span><text:span text:style-name="T19">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6">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6">двухмесячной</text:span><text:span text:style-name="T6">&gt;</text:span> давности осталось лишь направление движения.</text:p>
      <text:p text:style-name="P2">И опять, как <text:span text:style-name="T6">&lt;</text:span><text:span text:style-name="T16">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text:soft-page-break/>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6">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6">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6">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9"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6">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oft-page-break/><text:span text:style-name="T6">&lt;\</text:span>...</text:p>
      <text:p text:style-name="P2"><text:span text:style-name="T6">&lt;\</text:span>...</text:p>
      <text:p text:style-name="P2"><text:span text:style-name="T6">&lt;\</text:span>Решение:</text:p>
      <text:p text:style-name="P2"><text:span text:style-name="T6">&lt;\&lt;</text:span><text:span text:style-name="T16">Не следует противопоставлять злу ещё большее зло - это только усилит его — </text:span><text:span text:style-name="T17">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6">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6">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6">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9" text:outline-level="2">Безнадёжность</text:h>
      <text:p text:style-name="P2"/>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6">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6">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6">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6">пять</text:span><text:span text:style-name="T6">&gt;</text:span>длинную прореху в куртке, <text:span text:style-name="T6">&lt;</text:span><text:span text:style-name="T16">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6">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6">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6">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6">улучшить</text:span><text:span text:style-name="T6">&gt;</text:span>. А тот случай, когда мне пришлось зашивать тебе куртку после нападения убийц <text:span text:style-name="T6">&lt;</text:span><text:span text:style-name="T16">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9" text:outline-level="2">След?</text:h>
      <text:p text:style-name="P80"/>
      <text:p text:style-name="P2"><text:soft-page-break/><text:span text:style-name="T6">&lt;</text:span><text:span text:style-name="T16">сначала эпизод - проверка сумки в серверной</text:span><text:span text:style-name="T6">&gt;</text:span></text:p>
      <text:p text:style-name="P2"><text:span text:style-name="T6">&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6">“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6">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6">Расширить сцену в кафе. Ожидание, подьём и… падение ожиданий</text:span><text:span text:style-name="T6">&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6">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9" text:outline-level="2">Озарение</text:h>
      <text:p text:style-name="P2"/>
      <text:p text:style-name="P2"><text:span text:style-name="T6">&lt;</text:span><text:span text:style-name="T16">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3"/>
      <text:p text:style-name="P6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3"/>
      <text:p text:style-name="P60">Разговор не клеился.</text:p>
      <text:p text:style-name="P6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3"><text:soft-page-break/><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3"><text:span text:style-name="T6">– </text:span>Ну хорошо. Убедила. В конце-концов, можем поступить так. Вы с Флатти вернётесь обратно а я продолжу поиски здесь.</text:p>
      <text:p text:style-name="P6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3"><text:span text:style-name="T6">– </text:span>Вы можете связываться со мной раз в месяц по коридору.</text:p>
      <text:p text:style-name="P6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3">Эпплджек недоверчиво хмыкнула.</text:p>
      <text:p text:style-name="P6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3"><text:span text:style-name="T6">– </text:span>Конечно оставаться. Кто ещё, кроме нас, может найти её?</text:p>
      <text:p text:style-name="P63"><text:span text:style-name="T6">– </text:span>Я думал, ты не сможешь оставить Энджела и всех остальных надолго.</text:p>
      <text:p text:style-name="P6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8"><text:span text:style-name="T6">– </text:span>Извини, Флаттершай, забылся.</text:p>
      <text:p text:style-name="P68"><text:span text:style-name="T6">– </text:span>Та ладно, я ж не против, – возразила Эпплджек. – Не парься, Флатти. Было б хуже, если б он <text:s/>назвал меня Эпплджек на людях.</text:p>
      <text:p text:style-name="P68"><text:span text:style-name="T6">– </text:span>Ты так... – запнулась Флаттершай. – Так быстро забыла свою ферму. И...</text:p>
      <text:p text:style-name="P6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8"><text:span text:style-name="T6">– </text:span>Как ты можешь так говорить? – расплакалась Флаттершай.</text:p>
      <text:p text:style-name="P68"><text:span text:style-name="T6">– </text:span>Эй, девушки, не ссорьтесь! Мы — одна команда! И надеюсь, останемся ею и в дальнейшем. </text:p>
      <text:list xml:id="list1127354734628547393"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8"><text:span text:style-name="T6">– </text:span>А если нет? – Эпплджек смотрела мне мне прямо в глаза.</text:p>
      <text:list xml:id="list180821949746160" text:continue-numbering="true" text:style-name="L5">
        <text:list-header>
          <text:p text:style-name="P120">Я молча пожал плечами. Эпплджек уверенно продолжила.</text:p>
        </text:list-header>
      </text:list>
      <text:p text:style-name="P68"><text:soft-page-break/><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8"><text:span text:style-name="T6">– </text:span>Спасибо, ЭйДжей.</text:p>
      <text:p text:style-name="P6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0821565801828" text:continue-numbering="true" text:style-name="L5">
        <text:list-header>
          <text:p text:style-name="P120">Флаттершай пробормотала нечто, показавшееся мне знакомым.</text:p>
        </text:list-header>
      </text:list>
      <text:p text:style-name="P68"><text:span text:style-name="T6">– </text:span>Флатти, ты что-то сказала? Я не расслышал.</text:p>
      <text:p text:style-name="P68"><text:span text:style-name="T6">– </text:span>Намерение Изменяет Реальность.</text:p>
      <text:p text:style-name="P68"><text:span text:style-name="T6">– </text:span>Эээ. А где ты слышала эту фразу, если не секрет?</text:p>
      <text:p text:style-name="P6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0821155832704"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8"><text:span text:style-name="T6">– </text:span>Флатти, ЭйДжей, буду через час. Ждите!</text:p>
      <text:p text:style-name="P63"/>
      <text:h text:style-name="P128" text:outline-level="2">Почти.</text:h>
      <text:p text:style-name="P77"/>
      <text:p text:style-name="P68">В офисе меня встретил лыбящийся Стас.</text:p>
      <text:p text:style-name="P6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8">Я уставился на Стаса и он, захлёбываясь от торопливости, начал <text:span text:style-name="T6">расказывать</text:span>.</text:p>
      <text:p text:style-name="P6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8">– Ты его уничтожил?</text:p>
      <text:p text:style-name="P68">– Кого?</text:p>
      <text:p text:style-name="P68">– Этический модуль. Селестию.</text:p>
      <text:p text:style-name="P6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8">– Ты его уничтожил?</text:p>
      <text:p text:style-name="P6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8">– То есть, на домашнем компьютере Влада модуль работает и дальше?</text:p>
      <text:p text:style-name="P68">– Ага. К нему-то у меня доступа нету. Но в кластер к Нексусу он больше не пролезет.</text:p>
      <text:p text:style-name="P68">– Спасибо, Стас. Ты молодец.</text:p>
      <text:p text:style-name="P68"><text:soft-page-break/>Ниточка, чуть было не прервавшаяся в офисе, повела в квартиру Влада.</text:p>
      <text:p text:style-name="P68"/>
      <text:h text:style-name="P128" text:outline-level="2">Дискорд</text:h>
      <text:p text:style-name="P80"/>
      <text:p text:style-name="P77">Девушки поспешно собирались, пока я растолковывал им задачу.</text:p>
      <text:p text:style-name="P77"><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6">– </text:span>Это тот твой приятель, который разбился с полгода назад? – спросила Эпплджек.</text:p>
      <text:p text:style-name="P77"><text:span text:style-name="T6">– </text:span>Да, это он.</text:p>
      <text:p text:style-name="P77"><text:span text:style-name="T6">– </text:span>А как мы попадём в его квартиру? Там сейчас кто-то живёт? – Флаттершай прыгала на одной ноге, натягивая кед.</text:p>
      <text:p text:style-name="P77"><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6">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6">Плохо написано!</text:span><text:span text:style-name="T6">&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6">– </text:span>Макс, что случилось? У нас проблемы?</text:p>
      <text:p text:style-name="P78"><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6">– </text:span>Так что, будем ломать дверь? – Эпплджек критически осмотрелась, подмечая бабулек на лавочке и зевак во внутреннем скверике.</text:p>
      <text:p text:style-name="P78"><text:span text:style-name="T6">– </text:span>Нет нужды. Лучше станьте-ка сзади меня так, чтобы заслонить от этих бабулек и от вооон той камеры наблюдения.</text:p>
      <text:list xml:id="list2038041838612075957"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68">Раздался лёгкий «кряк» и дверь подалась.</text:p>
      <text:p text:style-name="P100"><text:span text:style-name="T6">– </text:span>Девушки, заходим.</text:p>
      <text:p text:style-name="P6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8">Прихожая встретила нас толстым слоем пыли. Мы тихонько прошли внутрь и я закрыл дверь изнутри.</text:p>
      <text:p text:style-name="P63"><text:span text:style-name="T1">Компьютер</text:span> стоял там же, где и обычно <text:span text:style-name="T1">— в личном кабинете Влада на столе у окна.</text:span></text:p>
      <text:p text:style-name="P100"><text:span text:style-name="T6">– </text:span>Макс, тут окно разбито! И верёвка какая-то висит. – крикнула Флаттершай из кухни.</text:p>
      <text:p text:style-name="P100"><text:span text:style-name="T6">– </text:span>Оставь, Флатти, не сейчас! – отмахнулся я.</text:p>
      <text:p text:style-name="P106">Лампочка питания на ноутбуке горела, <text:s/>но подключенный монитор оставался тёмным. Я постучал по пробелу, но безрезультатно.</text:p>
      <text:p text:style-name="P100"><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0"><text:span text:style-name="T6">– </text:span>Монитор выключен. – <text:s/>раздалось из угла. Кресло с высокой спинкой повернулось, открыв нашим взорам Дискорда. </text:p>
      <text:p text:style-name="P10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0">Он приподнял панамку, дурашливо здороваясь.</text:p>
      <text:p text:style-name="P100"><text:span text:style-name="T6">– </text:span>Оп-па! – пробормотала Эпплджек. – Нежданчик!</text:p>
      <text:p text:style-name="P100"><text:span text:style-name="T6">– </text:span>Ты, я вижу, времени не терял, – моя рука под прикрытием стола медленно тянулась к тяжёлой фарфоровой кружке, стоящей на краю.</text:p>
      <text:p text:style-name="P81"><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1"><text:span text:style-name="T6">– </text:span>А почему ты вообще решил искать нас тут? – спросила Эпплджек. – Приехал бы домой. Мы б тебя чаем напоили.</text:p>
      <text:p text:style-name="P81"><text:span text:style-name="T6">– </text:span>Видишь ли, дорогая Эй-Джей, я с самого начала знал, где находится наша уважаемая принцесса, а времени в обрез, так что...</text:p>
      <text:p text:style-name="P87">В проёме дверей появилась Флаттершай.</text:p>
      <text:p text:style-name="P81"><text:span text:style-name="T6">– </text:span>С кем это вы тут разговариваете?</text:p>
      <text:list xml:id="list6671103456241443152"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1"><text:soft-page-break/>– Жанна, Флатти, хватайте ноут и на выход! Я с ним разберусь! Не теряйте вре...!</text:p>
      <text:p text:style-name="P81">– ТЫ ИДИО...!!!</text:p>
      <text:p text:style-name="P81">Дискорд <text:s/>зорал одновременно со мной, прикрываясь от меня руками, когда раздался оглушительный</text:p>
      <text:p text:style-name="P81">...</text:p>
      <text:p text:style-name="P82">БАХ!!!</text:p>
      <text:p text:style-name="P81">…</text:p>
      <text:p text:style-name="P81">Эпплджек с <text:s/>нервным всхлипом опустила толстенный том «Энтерпрайз-паттернов» , издание девятое, дополненное.</text:p>
      <text:p text:style-name="P100">На лице Дискорда появилось удивлённо-мечтательное выражение и он вырубился.</text:p>
      <text:p text:style-name="P100"/>
      <text:h text:style-name="P129" text:outline-level="2">Селестия</text:h>
      <text:p text:style-name="P100"/>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0">Включенный монитор показал схематическое изображение Селестиии, </text:p>
      <text:p text:style-name="P101">&gt;\<text:span text:style-name="T1">Привет, Селестия. Это Макс. Как себя чувствуешь?</text:span></text:p>
      <text:p text:style-name="P101">&lt;\<text:span text:style-name="T1">Макс? МАКС??? МА-А-А-АКС!!! НАКОНЕЦ-ТО! КАК Я РАДА ТЕБЯ СЛЫШАТЬ! </text:span></text:p>
      <text:p text:style-name="P101">&gt;\<text:span text:style-name="T1">Я рад, что нашёл тебя, Тия.</text:span></text:p>
      <text:p text:style-name="P10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1">&gt;\<text:span text:style-name="T1">Тия, я сейчас подключу микрофон и колонки, и мы сможем общаться более удобно.</text:span></text:p>
      <text:p text:style-name="P100">…</text:p>
      <text:p text:style-name="P100">– Привет опять. Как ты меня слышишь?</text:p>
      <text:p text:style-name="P10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1">– <text:span text:style-name="T1">Могу себе представить. Как-то раз я провёл три часа камере сенсорной депривации. Мне не понравилось.</text:span></text:p>
      <text:p text:style-name="P100">– Эммм... Ваше Высочество, вы в порядке? Мы так рады, что наконец-то нашли Вас! – вклинилась в разговор Эпплджек.</text:p>
      <text:p text:style-name="P100">– Кто тут? Макс, кто ещё с тобой?</text:p>
      <text:p text:style-name="P101"><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1">– <text:span text:style-name="T1">Девочки? Я рада вас слышать. А Твайлайт нет рядом?</text:span></text:p>
      <text:p text:style-name="P10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0">При этих словах Дискорд замычал и задёргался. Эпплджек нахмурилась и проверила верёвки, привязывающие его к спинке стула.</text:p>
      <text:p text:style-name="P10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0"><text:soft-page-break/>– Ноутбук — так называется место, где я нахожусь сейчас? А кто это мычит?</text:p>
      <text:p text:style-name="P10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0">– О, духи предков, но зачем??? Почему у него кляп во рту?</text:p>
      <text:p text:style-name="P100">– Мы связали его. Он нас предал. И тебя. И Эквестрию. Всех.</text:p>
      <text:p text:style-name="P100">При этих словах Эпплджек и Флаттершай непонимающе уставились на меня, а Дискорд протестующе замычал.</text:p>
      <text:p text:style-name="P100">Я начал рассказывать о своих догадках, и непонимающее выражение на лицах девушек сменилось удивлением.</text:p>
      <text:p text:style-name="P10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0">– А зачем тогда ты приложила его книгой? – непонимающе уставился я на неё.</text:p>
      <text:p text:style-name="P100">– Потому что ты напал на него. Я и подумала — тебе виднее. И подсобила.</text:p>
      <text:p text:style-name="P100">Флаттершай отрицающе мотнула головой.</text:p>
      <text:p text:style-name="P100">– Не может Дискорд быть предателем. Он мой друг.</text:p>
      <text:p text:style-name="P100">Дискорд благодарственно замычал и закивал головой.</text:p>
      <text:p text:style-name="P10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0">Дискорд завёл глаза на лоб и обречённо завыл.</text:p>
      <text:p text:style-name="P100">– Макс, постой. Дай мне поговорить с ним. – сказала Селестия. – Не могу поверить, что Дискорд на такое пошёл.</text:p>
      <text:p text:style-name="P100">– Ну хорошо. Поговори. Послушаем, что он скажет.</text:p>
      <text:p text:style-name="P100">Я красноречиво покачал кулак перед его носом и вытащил кляп.</text:p>
      <text:p text:style-name="P100">...</text:p>
      <text:p text:style-name="P88">– Ффы, тьфу, пффф, пфу! <text:span text:style-name="T6">&lt;</text:span><text:span text:style-name="T16">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text:soft-page-break/></text:p>
      <text:p text:style-name="P92">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 Дискорд, миленький, прости его. Макс хороший. Он просто не знал, что ты тоже хороший...</text:p>
      <text:p text:style-name="P88">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lt;<text:span text:style-name="T17">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этого Эпплджек.</text:p>
      <text:p text:style-name="P92">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0">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2">– И что? – продолжила его мысль Эпплджек.</text:p>
      <text:p text:style-name="P92">– Эквестрийские <text:span text:style-name="T6">&lt;</text:span><text:span text:style-name="T16">три месяца</text:span><text:span text:style-name="T6">&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text:soft-page-break/>–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6"> </text:span>Эпплджек покрепче, закрыл глаза и приготовился...</text:p>
      <text:p text:style-name="P88"/>
      <text:h text:style-name="P129" text:outline-level="2">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6">&lt;</text:span><text:span text:style-name="T16">полгода</text:span><text:span text:style-name="T6">&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text:soft-page-break/>&lt;<text:span text:style-name="T1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65">Из-за заинтересованности Эквуса в Максе, тому не приходится прилагать усилий для 34 — на что ему указывает Анакорн</text:p>
      <text:p text:style-name="P6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3"><text:span text:style-name="T1">– </text:span>Анакорн. <text:span text:style-name="T1">– о</text:span>трекомендовался он. <text:span text:style-name="T6">– </text:span><text:span text:style-name="T1">Демиург.</text:span></text:p>
      <text:p text:style-name="P63"><text:span text:style-name="T1">– </text:span>П-привет. Макс. <text:span text:style-name="T1">– в</text:span> смятении представился я.</text:p>
      <text:p text:style-name="P6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8"/>
      <text:p text:style-name="P63"><text:span text:style-name="T1">&lt;</text:span><text:span text:style-name="T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8"/>
      <text:p text:style-name="P6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3"><text:span text:style-name="T1">Юноша</text:span> закинул ногу за ногу и пытливо смотрел на меня, играя карандашём .</text:p>
      <text:p text:style-name="P63">Я совсем запутался.</text:p>
      <text:p text:style-name="P63"><text:span text:style-name="T1">– </text:span>Какая проблема? Какое решение? Кто ты <text:span text:style-name="T1">вообще</text:span>?</text:p>
      <text:p text:style-name="P6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6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8">– Стоп, не торопись. – у меня голова пошла кругом от информации. – Я ничего не понял. Какие-такие проблемы? Какие варианты? Зачем его поддерживать?</text:p>
      <text:p text:style-name="P68">Анакорн недовольно поморщился, но продолжил.</text:p>
      <text:p text:style-name="P6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8">На голограмме появилась солнечная система Эквуса. Почему-то в центре системы был сам Эквус. Вокруг него вращались солнце и луна.</text:p>
      <text:p text:style-name="P68">Анакорн плюхнулся обратно в кресло и схватился за голову. Потом, немного успокоившись, <text:soft-page-break/>продолжил.</text:p>
      <text:p text:style-name="P6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8">Анакорн отпил из стакана и продолжил.</text:p>
      <text:p text:style-name="P6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7">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8">Анакорн постучал по столику указкой. Солнечная система увеличилась, оставив в поле зрения только шар Эквуса.</text:p>
      <text:p text:style-name="P6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6">старом аналоговом телевизоре.</text:span></text:p>
      <text:p text:style-name="P70">Ко мне наконец-то пришло понимание ситуации.</text:p>
      <text:p text:style-name="P7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8">Анакорн смутился.</text:p>
      <text:p text:style-name="P6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8">(<text:span text:style-name="T14">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8"><text:soft-page-break/><text:span text:style-name="T14">– Сам ты раздолбай! – произнёс, наконец, Свирл</text:span>)</text:p>
      <text:p text:style-name="P68">… И создали вы его достаточно топорно — видишь, он трещит по швам.</text:p>
      <text:p text:style-name="P68">– Хмм. То есть, это брони создали Эквус?</text:p>
      <text:p text:style-name="P6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8">Я вспомнил события последнего года <text:span text:style-name="T6">&lt;</text:span>упомянуть в эпизоде на Терре, что МЛП-сериал закрылся год назад<text:span text:style-name="T6">&gt;</text:span></text:p>
      <text:p text:style-name="P6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8">Анакорн с такой силой сжал карандаш, что он хрустнул.</text:p>
      <text:p text:style-name="P6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5">– </text:p>
      <text:p text:style-name="P6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0">– Верни Рэйнбоу!!!</text:p>
      <text:p text:style-name="P70">Обломки карандаша выпали из кулака Анакорна на столик.</text:p>
      <text:p text:style-name="P70">– Э-э-э… м-м-м… ну-у-у... Нельзя сказать, что это совсем невыполнимо… Но, прямо скажу, задачка не для студента!</text:p>
      <text:p text:style-name="P70">– А ты студент?</text:p>
      <text:p text:style-name="P7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7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0">– Нет. Плата остаётся неизменной. Тут мы квиты. У меня тоже мало шансов помочь тебе — я не имею ни малейшего понятия, как это сделать.</text:p>
      <text:p text:style-name="P70">Ставшие почти прозрачными стены комнаты снова обрели материальность. Анакорн пожал плечами и протянул мне руку через столик.</text:p>
      <text:p text:style-name="P7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0">Я задумался.</text:p>
      <text:p text:style-name="P7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0">Анакорн почесал в затылке.</text:p>
      <text:p text:style-name="P70">– А кьютимарки? Как, <text:span text:style-name="T6">&lt;</text:span><text:span text:style-name="T19">чёрт</text:span><text:span text:style-name="T6">&gt;</text:span> меня побери, объяснить кьютимарки?</text:p>
      <text:p text:style-name="P70">– А кьютимарки ты сам даришь пони, когда распознаёшь их жизненное предназначение.</text:p>
      <text:p text:style-name="P7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0">Я пожал плечами.</text:p>
      <text:p text:style-name="P70">– А по-другому я не могу объяснить их появление. К сожалению.</text:p>
      <text:p text:style-name="P10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2">– Хорошо. Уболтал. Кьютимарки беру на себя. Так и знал, что мне самое трудное достанется!</text:p>
      <text:p text:style-name="P10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смотреть. Если я стану применять магию вместо ловкости, теряется весь смысл упражнения... О, глянь-ка на Эквус!</text:p>
      <text:p text:style-name="P102"><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2"/>
      <text:p text:style-name="P104">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5"/>
      <text:p text:style-name="P10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4"/>
      <text:p text:style-name="P102">Я опять задумался. В голове было пусто. Хотя, если подумать с точки зрения программиста, можно... Наверное можно, раз все предыдущее прокатило...</text:p>
      <text:p text:style-name="P103">–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3">– Не понял? Это как? Как ты совместишь разрушенную магическими войнами Эквестрию с романтически-сексуальным раем для попаданцев?</text:p>
      <text:p text:style-name="P103"><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3">Анакорн долго мусолил карандаш, а потом вдруг заржал.</text:p>
      <text:p text:style-name="P103"><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3"><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3">Анакорн примирительно похлопал меня по плечу.</text:p>
      <text:p text:style-name="P103"><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3">Я подозрительно посмотрел на Анакорна.</text:p>
      <text:p text:style-name="P103"><text:span text:style-name="T6">– </text:span>Какой ещё, нафиг, «мой фанфик»? Я никакого фанфика не писал. И не собираюсь, вообще-то.</text:p>
      <text:p text:style-name="P103">Анакорн ехидно ухмыльнулся и откинулся в кресле, переплетя пальцы за затылком.</text:p>
      <text:p text:style-name="P103"><text:soft-page-break/><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2"><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2"><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2"><text:span text:style-name="T6">– </text:span>Факн щит<text:note text:id="ftn13" text:note-class="footnote"><text:note-citation>13</text:note-citation><text:note-body><text:p text:style-name="P9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2">Анакорн развёл руками.</text:p>
      <text:p text:style-name="P102"><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2">Анакорн, глядя на мои терзания, понимающе кивнул и продолжил.</text:p>
      <text:p text:style-name="P6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8">– Гм! Я бы попросил тебя не касаться моих отношений с Рэйнбоу!</text:p>
      <text:p text:style-name="P6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8">У меня сердце буквально ухнуло куда-то вниз, в область желудка.</text:p>
      <text:p text:style-name="P6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6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8">– Та ладно, не утешай. Я не маленький ребёнок. Долг платежом красен. Сделаю то, что ты хочешь. Как сумею.</text:p>
      <text:p text:style-name="P6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8">Анакорн наблюдал за мной без улыбки. По его нейтральному выражению лица невозможно было догадаться, о чём он думает.</text:p>
      <text:p text:style-name="P68">– Ну вот и отлично. Рад, что мы наконец-то пришли к сделке.</text:p>
      <text:p text:style-name="P7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1">– Пора закругляться. Ты начинаешь сгорать. Надо утрясти последние детали, пока ещё есть пару минут.</text:p>
      <text:p text:style-name="P68">– Валяй. Я тебя внимательно слушаю.</text:p>
      <text:p text:style-name="P6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6">Такова природа низкоэнергетических монад</text:span>.</text:p>
      <text:p text:style-name="P68">– А я разве сплю?</text:p>
      <text:p text:style-name="P68">– Сейчас — нет. Но как только мы закроем сделку — проснёшься. Потому что нет иного способа вернуть тебя в реальный мир.</text:p>
      <text:p text:style-name="P68">– Эээ, постой. А как я в Эквестрию и обратно возвращался?</text:p>
      <text:p text:style-name="P6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8">Так вот, возвращать тебя обратно в твой мир я не буду. </text:p>
      <text:p text:style-name="P68">Во-первых, может возникнуть временная <text:span text:style-name="T6">&lt;</text:span><text:span text:style-name="T16">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6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8">– Ты ещё увидишь пару снов на прощание. Удачи!</text:p>
      <text:p text:style-name="P68"/>
      <text:p text:style-name="P69">***</text:p>
      <text:p text:style-name="P69"/>
      <text:p text:style-name="P68">&lt;<text:span text:style-name="T16">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8"><text:soft-page-break/></text:p>
      <text:p text:style-name="P68">– Привет, Макс. – образ Селестии снова реял передо мной, как <text:span text:style-name="T6">&lt;</text:span><text:span text:style-name="T16">полгода</text:span><text:span text:style-name="T6">&gt;</text:span> назад. – Я хочу поблагодарить тебя за всё.</text:p>
      <text:p text:style-name="P68">– Пожалста. – ответил я безучастно. – Всегда рад. Только Вам не нужно было ТАК распинаться, чтобы заручиться моей помощью.</text:p>
      <text:p text:style-name="P68">Селестия на мгновение смутилась, но продолжила.</text:p>
      <text:p text:style-name="P68">&lt;<text:span text:style-name="T16"> - Ты морочила мне яйца, чтобы заинтересовать? Всё, как Свирл указал?</text:span></text:p>
      <text:p text:style-name="P6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5">Я покачал головой.</text:p>
      <text:p text:style-name="P68"><text:span text:style-name="T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8">– <text:s text:c="2"/>За благополучие Эквестрии я бы и не ТАК разопнулась,<text:span text:style-name="T6">&lt;</text:span><text:span text:style-name="T16">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6">&gt;</text:span> но в данном случае ты не прав. Я была искренней с тобой и всё, что было между нами — настоящее. &lt;<text:span text:style-name="T1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 Как вам это нравится, господа?! Дискорд — спаситель Эквестрии! А ведь звучит!!! Разрешите откланяться!..</text:p>
      <text:p text:style-name="P88"/>
      <text:list xml:id="list5215553306715735279" text:style-name="L8">
        <text:list-header>
          <text:p text:style-name="P122">(<text:span text:style-name="T24">Луна — как повелительница снов, слышала разговор Макса с Анакорном</text:span>)</text:p>
          <text:p text:style-name="P123"/>
        </text:list-header>
      </text:list>
      <text:p text:style-name="P89"><text:soft-page-break/>***</text:p>
      <text:p text:style-name="P63"><text:span text:style-name="T1">–</text:span> Ты?..</text:p>
      <text:p text:style-name="P63"><text:span text:style-name="T1">–</text:span> Ты??!</text:p>
      <text:p text:style-name="P63"><text:span text:style-name="T1">–</text:span> Ты мне снишься??</text:p>
      <text:p text:style-name="P63"><text:span text:style-name="T1">–</text:span> Это ты мне снишься!!</text:p>
      <text:p text:style-name="P63"><text:span text:style-name="T1">–</text:span> Неважно… Пусть мы друг-другу снимся… Ты как, Дэш?</text:p>
      <text:p text:style-name="P6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3"><text:span text:style-name="T1">–</text:span> И я в порядке. Вот, возвращаюсь в свой мир. Ну, не совсем в свой. Почти в свой.</text:p>
      <text:p text:style-name="P63"><text:span text:style-name="T1">–</text:span> Навсегда?</text:p>
      <text:p text:style-name="P63"><text:span text:style-name="T1">–</text:span> Скорее всего, да.</text:p>
      <text:p text:style-name="P63"><text:span text:style-name="T1">–</text:span> Это плохо. Я хотела тебе сказать…</text:p>
      <text:p text:style-name="P63"><text:span text:style-name="T1">–</text:span> Не надо, Дэш. Не стоит терзать себя. Мне тоже очень хотелось остаться. Но так надо. Мне очень жаль…</text:p>
      <text:p text:style-name="P6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3"><text:span text:style-name="T1">–</text:span> И тебя, и Твайлайт, и Рэрити, и Селестию, и всех-всех-всех… Таковы правила.</text:p>
      <text:p text:style-name="P6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3">Я опустил руку на шею Дэш и ощутил теплоту и лёгкое покалывание в пустоте.</text:p>
      <text:p text:style-name="P63"><text:span text:style-name="T6">–</text:span> Мне кажется, Дэш, <text:span text:style-name="T1">м</text:span>ы найдём способ связаться. Рано или поздно.</text:p>
      <text:p text:style-name="P63"><text:span text:style-name="T1">–</text:span> И лучше рано, чем поздно! Я не люблю ждать!</text:p>
      <text:p text:style-name="P63"><text:span text:style-name="T1">–</text:span> Да, Дэш. <text:span text:style-name="T1">–</text:span> её образ начал таять. <text:span text:style-name="T1">–</text:span> Да, я помню. Я всё ещё помню…</text:p>
      <text:p text:style-name="P63"/>
      <text:h text:style-name="P129" text:outline-level="2">Земля</text:h>
      <text:p text:style-name="P66">Музыкальная тема из бегущего по лезвию бритвы — <text:span text:style-name="T6">Mission impossible</text:span></text:p>
      <text:p text:style-name="P67">&lt;Ужас возвращения из тёплого волшебного мира друзей в холодную скучную реальность.&gt;</text:p>
      <text:p text:style-name="P6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1"><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6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2">Доставая из стола ключи от машины, опять наткнулся взглядом на эскиз.</text:p>
      <text:p text:style-name="P6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2">Назову-ка я фантазию «Последний фанфик».</text:p>
      <text:p text:style-name="P62"/>
      <text:p text:style-name="P62"/>
      <text:p text:style-name="P62"/>
      <text:p text:style-name="P63"/>
      <text:p text:style-name="P63"/>
      <text:p text:style-name="P63"/>
      <text:p text:style-name="P63"/>
      <text:p text:style-name="P63"/>
      <text:p text:style-name="P63"/>
      <text:p text:style-name="P63"/>
      <text:p text:style-name="P6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3"/>
      <text:p text:style-name="P6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text:soft-page-break/>времени его искать нет). </text:p>
      <text:p text:style-name="P63"/>
      <text:p text:style-name="P63"/>
      <text:p text:style-name="P63"/>
      <text:p text:style-name="P6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7">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6">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63"/>
      <text:p text:style-name="P63"/>
      <text:p text:style-name="P63"/>
      <text:p text:style-name="P63"/>
      <text:p text:style-name="P98"/>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8T18:08:20.463978116</dc:date>
    <meta:editing-duration>P64DT3H49M58S</meta:editing-duration>
    <meta:editing-cycles>3003</meta:editing-cycles>
    <meta:generator>LibreOffice/5.0.2.2$Linux_X86_64 LibreOffice_project/00m0$Build-2</meta:generator>
    <meta:document-statistic meta:table-count="0" meta:image-count="0" meta:object-count="0" meta:page-count="137" meta:paragraph-count="2837" meta:word-count="63613" meta:character-count="422222" meta:non-whitespace-character-count="358361"/>
  </office:meta>
</office:document-meta>
</file>